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pt" fo:country="BR" officeooo:rsid="00100358" officeooo:paragraph-rsid="00100358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5pt" fo:language="pt" fo:country="BR" officeooo:rsid="00100358" officeooo:paragraph-rsid="00100358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language="pt" fo:country="BR" officeooo:rsid="00100358" officeooo:paragraph-rsid="0010035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fo:language="pt" fo:country="BR" officeooo:rsid="00100358" officeooo:paragraph-rsid="0010035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pt" fo:country="BR" officeooo:rsid="0011f004" officeooo:paragraph-rsid="0011f004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pt" fo:country="BR" officeooo:rsid="0011f004" officeooo:paragraph-rsid="0011f00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pt" fo:country="BR" officeooo:rsid="00135863" officeooo:paragraph-rsid="0013586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pt" fo:country="BR" officeooo:rsid="00135863" officeooo:paragraph-rsid="0013586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pt" fo:country="BR" officeooo:rsid="0014bc8b" officeooo:paragraph-rsid="0014bc8b" style:font-size-asian="10.5pt" style:font-size-complex="12pt"/>
    </style:style>
    <style:style style:name="T1" style:family="text">
      <style:text-properties officeooo:rsid="0011f0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f00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35863"/>
    </style:style>
    <style:style style:name="T6" style:family="text">
      <style:text-properties officeooo:rsid="0014bc8b"/>
    </style:style>
    <style:style style:name="T7" style:family="text">
      <style:text-properties officeooo:rsid="001560a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hnager</text:p>
      <text:p text:style-name="P2">Software gerenciador de vendas de cogumelos</text:p>
      <text:p text:style-name="P3"/>
      <text:p text:style-name="P4">O sistema<text:span text:style-name="T2"> </text:span><text:span text:style-name="T3">Mushnager</text:span><text:span text:style-name="T2"> </text:span>tem como objetivo auxiliar vendedores de cogumelos <text:span text:style-name="T1">em sua organização</text:span>. <text:span text:style-name="T7">Contando com</text:span> funções para controle de estoque, vendas (a serem feitas e já realizadas) <text:span text:style-name="T1">e</text:span> automatização de tarefas tais como produção de planilhas para controle financeiro.</text:p>
      <text:p text:style-name="P4"/>
      <text:p text:style-name="P5">Possuirá <text:span text:style-name="T6">quatro</text:span> telas, são elas:</text:p>
      <text:list xml:id="list30459341" text:style-name="L1">
        <text:list-item>
          <text:p text:style-name="P6">Tela de login → <text:span text:style-name="T5">P</text:span>ara <text:span text:style-name="T5">garantirmos </text:span>que apenas cadastrados sejam capazes de acessar o software.</text:p>
          <text:p text:style-name="P6"/>
        </text:list-item>
        <text:list-item>
          <text:p text:style-name="P7">Tela de <text:span text:style-name="T6">cadastro</text:span> → Destinada para o cadastro de novas contas, a cada conta criada, um novo banco de dados será criado.</text:p>
        </text:list-item>
      </text:list>
      <text:p text:style-name="P8"/>
      <text:list xml:id="list171104680651777" text:continue-numbering="true" text:style-name="L1">
        <text:list-item>
          <text:p text:style-name="P6">Tela <text:span text:style-name="T6">de</text:span> gerenciamento de estoque → Conterá o estoque em uma lista que armazena nome, quantidade <text:span text:style-name="T5">de</text:span> gram<text:span text:style-name="T5">a</text:span>s no estoque e o valor por grama <text:span text:style-name="T5">dos cogumelos, possuirá</text:span> funções para adicionar, <text:span text:style-name="T5">editar e</text:span> remover estoque.</text:p>
          <text:p text:style-name="P6"/>
        </text:list-item>
        <text:list-item>
          <text:p text:style-name="P7">Tela <text:span text:style-name="T6">de</text:span> gerenciamento de vendas → Onde se efetua o cadastro de novos pedidos (cada pedido registrará o nome dos cogumelos, suas quantidades em gramas e valores em dinheiro, al<text:span text:style-name="T6">é</text:span>m de registrar o nome do cliente, e endereço que foi/<text:span text:style-name="T6">será</text:span> entregue), visualiza antigos <text:span text:style-name="T6">pedidos, altera</text:span> <text:span text:style-name="T6">pedidos ainda não entregues </text:span>e <text:span text:style-name="T6">onde se configura a geração de</text:span> planilhas<text:span text:style-name="T6"> sobre as vendas.</text:span></text:p>
        </text:list-item>
      </text:list>
      <text:p text:style-name="P8"/>
      <text:p text:style-name="P9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6:10:42.704000000</meta:creation-date>
    <dc:date>2022-11-19T17:11:02.625000000</dc:date>
    <meta:editing-duration>PT15M55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0" meta:word-count="189" meta:character-count="1138" meta:non-whitespace-character-count="963"/>
  </office:meta>
</office:document-meta>
</file>